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508cm" fo:min-width="0.25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176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081cm" fo:min-width="0cm" fo:padding-top="0.142cm" fo:padding-bottom="0.142cm" fo:padding-left="0.267cm" fo:padding-right="0.267cm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118cm" svg:x="0.242cm" svg:y="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51cm" svg:height="0.102cm" svg:x="0.776cm" svg:y="0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svg:x="1.195cm" svg:y="0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51cm" svg:height="0.102cm" svg:x="0.776cm" svg:y="1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svg:x="0.306cm" svg:y="0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51cm" svg:height="0.46cm" draw:transform="rotate (-0.839677903134472) translate (0.812cm 0.497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051cm" svg:height="0.369cm" draw:transform="rotate (-0.678584013175395) translate (1.016cm 0.5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7:09:02.362398515</dc:date>
    <meta:editing-duration>P1DT14M48S</meta:editing-duration>
    <meta:editing-cycles>68</meta:editing-cycles>
    <meta:generator>LibreOffice/6.0.3.2$Linux_X86_64 LibreOffice_project/00m0$Build-2</meta:generator>
    <meta:document-statistic meta:object-count="7"/>
  </office:meta>
</office:document-meta>
</file>